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bce4e5" fo:border="0.06pt solid #000000"/>
    </style:style>
    <style:style style:name="ce23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21" office:value-type="string" calcext:value-type="string" table:number-columns-spanned="1" table:number-rows-spanned="7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22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22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22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2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2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3"/>
          <table:table-cell table:style-name="ce9" office:value-type="string" calcext:value-type="string">
            <text:p>KRF-00008</text:p>
          </table:table-cell>
          <table:table-cell table:style-name="ce9" office:value-type="string" calcext:value-type="string">
            <text:p>KRF-00008 add page header component and imp.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 table:number-rows-repeated="1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-00-0000</text:date>, <text:time style:data-style-name="N2" text:time-value="10:18:45.8571868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12T10:19:02.276427435</dc:date>
    <meta:editing-duration>PT10H55M7S</meta:editing-duration>
    <meta:editing-cycles>15</meta:editing-cycles>
    <meta:generator>LibreOffice/6.0.7.3$Linux_X86_64 LibreOffice_project/00m0$Build-3</meta:generator>
    <meta:document-statistic meta:table-count="1" meta:cell-count="49" meta:object-count="0"/>
  </office:meta>
</office:document-meta>
</file>